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archeological">
            <text:p>archeological</text:p>
          </table:table-cell>
          <table:table-cell office:value-type="string" office:value="Furlani_2013_03">
            <text:p>Furlani_2013_03</text:p>
          </table:table-cell>
          <table:table-cell office:value-type="float" office:value="35.83">
            <text:p>35.83</text:p>
          </table:table-cell>
          <table:table-cell office:value-type="float" office:value="14.54">
            <text:p>14.54</text:p>
          </table:table-cell>
          <table:table-cell office:value-type="float" office:value="1000.0">
            <text:p>1000.0</text:p>
          </table:table-cell>
          <table:table-cell office:value-type="float" office:value="200.0">
            <text:p>2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4">
            <text:p>-0.5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FurlaniEtal2013,VacchiEtal2016">
            <text:p>FurlaniEtal2013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POZ-42682">
            <text:p>POZ-42682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3655.0">
            <text:p>3655.0</text:p>
          </table:table-cell>
          <table:table-cell office:value-type="float" office:value="35.0">
            <text:p>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5">
            <text:p>-4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POZ-42444">
            <text:p>POZ-42444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6055.0">
            <text:p>6055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2">
            <text:p>-8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POZ-42443">
            <text:p>POZ-42443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3810.0">
            <text:p>3810.0</text:p>
          </table:table-cell>
          <table:table-cell office:value-type="float" office:value="30.0">
            <text:p>30.0</text:p>
          </table:table-cell>
          <table:table-cell office:value-type="string" office:value="Grain">
            <text:p>Grai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5">
            <text:p>-6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POZ-42441">
            <text:p>POZ-42441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5410.0">
            <text:p>541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0">
            <text:p>-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POZ-42439">
            <text:p>POZ-42439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6650.0">
            <text:p>665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1">
            <text:p>-11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POZ-17906">
            <text:p>POZ-17906</text:p>
          </table:table-cell>
          <table:table-cell office:value-type="float" office:value="36.8">
            <text:p>36.8</text:p>
          </table:table-cell>
          <table:table-cell office:value-type="float" office:value="15.09">
            <text:p>15.09</text:p>
          </table:table-cell>
          <table:table-cell office:value-type="float" office:value="4890.0">
            <text:p>4890.0</text:p>
          </table:table-cell>
          <table:table-cell office:value-type="float" office:value="40.0">
            <text:p>40.0</text:p>
          </table:table-cell>
          <table:table-cell office:value-type="string" office:value="Shell (C. vulgatum)">
            <text:p>Shell (C. vulgat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5.9">
            <text:p>-5.9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SpampinatoEtal2011,VacchiEtal2016">
            <text:p>SpampinatoEtal2011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POZ-17907">
            <text:p>POZ-17907</text:p>
          </table:table-cell>
          <table:table-cell office:value-type="float" office:value="36.8">
            <text:p>36.8</text:p>
          </table:table-cell>
          <table:table-cell office:value-type="float" office:value="15.09">
            <text:p>15.09</text:p>
          </table:table-cell>
          <table:table-cell office:value-type="float" office:value="4610.0">
            <text:p>4610.0</text:p>
          </table:table-cell>
          <table:table-cell office:value-type="float" office:value="40.0">
            <text:p>4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4.4">
            <text:p>-4.4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SpampinatoEtal2011,VacchiEtal2016">
            <text:p>SpampinatoEtal2011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archeological">
            <text:p>archeological</text:p>
          </table:table-cell>
          <table:table-cell office:value-type="string" office:value="LoPresti_2014_01">
            <text:p>LoPresti_2014_01</text:p>
          </table:table-cell>
          <table:table-cell office:value-type="float" office:value="36.9">
            <text:p>36.9</text:p>
          </table:table-cell>
          <table:table-cell office:value-type="float" office:value="15.14">
            <text:p>15.14</text:p>
          </table:table-cell>
          <table:table-cell office:value-type="float" office:value="667.0">
            <text:p>667.0</text:p>
          </table:table-cell>
          <table:table-cell office:value-type="float" office:value="100.0">
            <text:p>1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37">
            <text:p>-0.37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oPrestiEtal2014,VacchiEtal2016">
            <text:p>LoPrestiEtal2014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SACA-11669">
            <text:p>SACA-11669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6500.0">
            <text:p>6500.0</text:p>
          </table:table-cell>
          <table:table-cell office:value-type="float" office:value="30.0">
            <text:p>3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6">
            <text:p>-9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SACA-11665">
            <text:p>SACA-11665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5445.0">
            <text:p>5445.0</text:p>
          </table:table-cell>
          <table:table-cell office:value-type="float" office:value="30.0">
            <text:p>30.0</text:p>
          </table:table-cell>
          <table:table-cell office:value-type="string" office:value="Shell (L. lacteus)">
            <text:p>Shell (L. lacteus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7.5">
            <text:p>-7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SACA-11663">
            <text:p>SACA-11663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4565.0">
            <text:p>4565.0</text:p>
          </table:table-cell>
          <table:table-cell office:value-type="float" office:value="30.0">
            <text:p>3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5">
            <text:p>-6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SACA-11658">
            <text:p>SACA-11658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1650.0">
            <text:p>1650.0</text:p>
          </table:table-cell>
          <table:table-cell office:value-type="float" office:value="30.0">
            <text:p>3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LTL4903A">
            <text:p>LTL4903A</text:p>
          </table:table-cell>
          <table:table-cell office:value-type="float" office:value="36.7">
            <text:p>36.7</text:p>
          </table:table-cell>
          <table:table-cell office:value-type="float" office:value="15.1">
            <text:p>15.1</text:p>
          </table:table-cell>
          <table:table-cell office:value-type="float" office:value="3207.0">
            <text:p>3207.0</text:p>
          </table:table-cell>
          <table:table-cell office:value-type="float" office:value="40.0">
            <text:p>4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8399999999999999">
            <text:p>-1.8399999999999999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erardiEtal2012,VacchiEtal2016">
            <text:p>Gerardi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archeological">
            <text:p>archeological</text:p>
          </table:table-cell>
          <table:table-cell office:value-type="string" office:value="Furlani_2013_02">
            <text:p>Furlani_2013_02</text:p>
          </table:table-cell>
          <table:table-cell office:value-type="float" office:value="35.83">
            <text:p>35.83</text:p>
          </table:table-cell>
          <table:table-cell office:value-type="float" office:value="14.53">
            <text:p>14.53</text:p>
          </table:table-cell>
          <table:table-cell office:value-type="float" office:value="3200.0">
            <text:p>3200.0</text:p>
          </table:table-cell>
          <table:table-cell office:value-type="float" office:value="300.0">
            <text:p>3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FurlaniEtal2013,VacchiEtal2016">
            <text:p>FurlaniEtal2013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archeological">
            <text:p>archeological</text:p>
          </table:table-cell>
          <table:table-cell office:value-type="string" office:value="Furlani_2013_01">
            <text:p>Furlani_2013_01</text:p>
          </table:table-cell>
          <table:table-cell office:value-type="float" office:value="35.9">
            <text:p>35.9</text:p>
          </table:table-cell>
          <table:table-cell office:value-type="float" office:value="14.5">
            <text:p>14.5</text:p>
          </table:table-cell>
          <table:table-cell office:value-type="float" office:value="2000.0">
            <text:p>2000.0</text:p>
          </table:table-cell>
          <table:table-cell office:value-type="float" office:value="100.0">
            <text:p>1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4">
            <text:p>-0.8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FurlaniEtal2013,VacchiEtal2016">
            <text:p>FurlaniEtal2013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LTL4889A">
            <text:p>LTL4889A</text:p>
          </table:table-cell>
          <table:table-cell office:value-type="float" office:value="36.7">
            <text:p>36.7</text:p>
          </table:table-cell>
          <table:table-cell office:value-type="float" office:value="15.1">
            <text:p>15.1</text:p>
          </table:table-cell>
          <table:table-cell office:value-type="float" office:value="582.0">
            <text:p>582.0</text:p>
          </table:table-cell>
          <table:table-cell office:value-type="float" office:value="45.0">
            <text:p>45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74">
            <text:p>0.74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erardiEtal2012,VacchiEtal2016">
            <text:p>Gerardi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LTL4888A">
            <text:p>LTL4888A</text:p>
          </table:table-cell>
          <table:table-cell office:value-type="float" office:value="36.7">
            <text:p>36.7</text:p>
          </table:table-cell>
          <table:table-cell office:value-type="float" office:value="15.1">
            <text:p>15.1</text:p>
          </table:table-cell>
          <table:table-cell office:value-type="float" office:value="4746.0">
            <text:p>4746.0</text:p>
          </table:table-cell>
          <table:table-cell office:value-type="float" office:value="50.0">
            <text:p>5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1500000000000004">
            <text:p>-3.1500000000000004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erardiEtal2012,VacchiEtal2016">
            <text:p>Gerardi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LTL4887A">
            <text:p>LTL4887A</text:p>
          </table:table-cell>
          <table:table-cell office:value-type="float" office:value="36.7">
            <text:p>36.7</text:p>
          </table:table-cell>
          <table:table-cell office:value-type="float" office:value="15.1">
            <text:p>15.1</text:p>
          </table:table-cell>
          <table:table-cell office:value-type="float" office:value="2096.0">
            <text:p>2096.0</text:p>
          </table:table-cell>
          <table:table-cell office:value-type="float" office:value="50.0">
            <text:p>5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41999999999999993">
            <text:p>-0.41999999999999993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erardiEtal2012,VacchiEtal2016">
            <text:p>Gerardi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SACA-11668">
            <text:p>SACA-11668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6115.0">
            <text:p>611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">
            <text:p>-9.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LTL4285A">
            <text:p>LTL4285A</text:p>
          </table:table-cell>
          <table:table-cell office:value-type="float" office:value="36.7">
            <text:p>36.7</text:p>
          </table:table-cell>
          <table:table-cell office:value-type="float" office:value="15.11">
            <text:p>15.11</text:p>
          </table:table-cell>
          <table:table-cell office:value-type="float" office:value="4081.0">
            <text:p>4081.0</text:p>
          </table:table-cell>
          <table:table-cell office:value-type="float" office:value="40.0">
            <text:p>4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12">
            <text:p>-2.12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erardiEtal2012,VacchiEtal2016">
            <text:p>Gerardi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LTL4284A">
            <text:p>LTL4284A</text:p>
          </table:table-cell>
          <table:table-cell office:value-type="float" office:value="36.7">
            <text:p>36.7</text:p>
          </table:table-cell>
          <table:table-cell office:value-type="float" office:value="15.11">
            <text:p>15.11</text:p>
          </table:table-cell>
          <table:table-cell office:value-type="float" office:value="1927.0">
            <text:p>1927.0</text:p>
          </table:table-cell>
          <table:table-cell office:value-type="float" office:value="50.0">
            <text:p>5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30000000000000027">
            <text:p>0.03000000000000002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erardiEtal2012,VacchiEtal2016">
            <text:p>Gerardi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LTL4282A">
            <text:p>LTL4282A</text:p>
          </table:table-cell>
          <table:table-cell office:value-type="float" office:value="36.7">
            <text:p>36.7</text:p>
          </table:table-cell>
          <table:table-cell office:value-type="float" office:value="15.11">
            <text:p>15.11</text:p>
          </table:table-cell>
          <table:table-cell office:value-type="float" office:value="1989.0">
            <text:p>1989.0</text:p>
          </table:table-cell>
          <table:table-cell office:value-type="float" office:value="45.0">
            <text:p>45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31000000000000005">
            <text:p>0.3100000000000000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erardiEtal2012,VacchiEtal2016">
            <text:p>GerardiEtal2012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